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8.437cm"/>
    </style:style>
    <style:style style:name="gr2" style:family="graphic" style:parent-style-name="standard">
      <style:graphic-properties draw:stroke="solid" svg:stroke-color="#000000" draw:fill="none" draw:fill-color="#ffffff" fo:min-height="4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6.328cm"/>
    </style:style>
    <style:style style:name="gr5" style:family="graphic" style:parent-style-name="standard">
      <style:graphic-properties draw:stroke="none" svg:stroke-color="#000000" draw:fill="none" draw:fill-color="#ffffff" fo:min-height="7.878cm"/>
    </style:style>
    <style:style style:name="gr6" style:family="graphic" style:parent-style-name="standard">
      <style:graphic-properties draw:stroke="solid" svg:stroke-color="#000000" draw:fill="none" draw:fill-color="#ffffff" fo:min-height="6.22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74cm" svg:height="8.687cm" svg:x="2.651cm" svg:y="3.413cm">
          <draw:text-box>
            <text:p>Listing</text:p>
            <text:p/>
            <text:p>ListingID</text:p>
            <text:p>Address</text:p>
            <text:p>City</text:p>
            <text:p>State</text:p>
            <text:p>Zip</text:p>
            <text:p>NumBedrooms</text:p>
            <text:p>NumBathrooms</text:p>
            <text:p>Rent</text:p>
            <text:p/>
          </draw:text-box>
        </draw:frame>
        <draw:frame draw:style-name="gr2" draw:text-style-name="P1" draw:layer="layout" svg:width="7.874cm" svg:height="4.75cm" svg:x="2.651cm" svg:y="17.764cm">
          <draw:text-box>
            <text:p>Picture</text:p>
            <text:p/>
            <text:p>PictureID</text:p>
            <text:p>FileName</text:p>
            <text:p>PictureData</text:p>
          </draw:text-box>
        </draw:frame>
        <draw:line draw:style-name="gr3" draw:text-style-name="P2" draw:layer="layout" svg:x1="6.461cm" svg:y1="12.049cm" svg:x2="6.461cm" svg:y2="17.764cm">
          <text:p/>
        </draw:line>
        <draw:g>
          <draw:line draw:style-name="gr3" draw:text-style-name="P2" draw:layer="layout" svg:x1="6.461cm" svg:y1="16.621cm" svg:x2="5.318cm" svg:y2="17.764cm">
            <text:p/>
          </draw:line>
          <draw:line draw:style-name="gr3" draw:text-style-name="P2" draw:layer="layout" svg:x1="6.461cm" svg:y1="16.621cm" svg:x2="7.604cm" svg:y2="17.764cm">
            <text:p/>
          </draw:line>
        </draw:g>
        <draw:frame draw:style-name="gr4" draw:text-style-name="P1" draw:layer="layout" svg:width="6.477cm" svg:height="6.578cm" svg:x="13.573cm" svg:y="3.921cm">
          <draw:text-box>
            <text:p>User</text:p>
            <text:p/>
            <text:p>UserID</text:p>
            <text:p>Username</text:p>
            <text:p>Hashed_Pass</text:p>
            <text:p>Profile_Information</text:p>
            <text:p>Contact_Information</text:p>
            <text:p/>
          </draw:text-box>
        </draw:frame>
        <draw:g>
          <draw:line draw:style-name="gr3" draw:text-style-name="P2" draw:layer="layout" svg:x1="11.668cm" svg:y1="7.604cm" svg:x2="10.525cm" svg:y2="6.461cm">
            <text:p/>
          </draw:line>
          <draw:line draw:style-name="gr3" draw:text-style-name="P2" draw:layer="layout" svg:x1="11.668cm" svg:y1="7.604cm" svg:x2="10.525cm" svg:y2="8.747cm">
            <text:p/>
          </draw:line>
        </draw:g>
        <draw:line draw:style-name="gr3" draw:text-style-name="P2" draw:layer="layout" svg:x1="10.525cm" svg:y1="7.604cm" svg:x2="13.573cm" svg:y2="7.604cm">
          <text:p/>
        </draw:line>
        <draw:frame draw:style-name="gr5" draw:text-style-name="P1" draw:layer="layout" svg:width="7.144cm" svg:height="8.128cm" svg:x="13.446cm" svg:y="14.462cm">
          <draw:text-box>
            <text:p/>
          </draw:text-box>
        </draw:frame>
        <draw:frame draw:style-name="gr6" draw:text-style-name="P1" draw:layer="layout" svg:width="6.096cm" svg:height="6.477cm" svg:x="13.319cm" svg:y="16.113cm">
          <draw:text-box>
            <text:p>Favorited_Listings</text:p>
            <text:p/>
            <text:p>~</text:p>
            <text:p/>
          </draw:text-box>
        </draw:frame>
        <draw:line draw:style-name="gr3" draw:text-style-name="P2" draw:layer="layout" svg:x1="16.367cm" svg:y1="10.398cm" svg:x2="16.367cm" svg:y2="16.113cm">
          <text:p/>
        </draw:line>
        <draw:g>
          <draw:line draw:style-name="gr3" draw:text-style-name="P2" draw:layer="layout" svg:x1="16.367cm" svg:y1="14.97cm" svg:x2="15.224cm" svg:y2="16.113cm">
            <text:p/>
          </draw:line>
          <draw:line draw:style-name="gr3" draw:text-style-name="P2" draw:layer="layout" svg:x1="16.367cm" svg:y1="14.97cm" svg:x2="17.51cm" svg:y2="16.113cm">
            <text:p/>
          </draw:line>
        </draw:g>
        <draw:line draw:style-name="gr3" draw:text-style-name="P2" draw:layer="layout" svg:x1="9.509cm" svg:y1="12.049cm" svg:x2="13.319cm" svg:y2="18.2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4T08:44:59.925709523</meta:creation-date>
    <dc:date>2017-04-14T08:59:09.034126376</dc:date>
    <meta:editing-duration>PT3M18S</meta:editing-duration>
    <meta:editing-cycles>2</meta:editing-cycles>
    <meta:generator>LibreOffice/5.3.2.2$Linux_X86_64 LibreOffice_project/30m0$Build-2</meta:generator>
    <meta:document-statistic meta:object-count="18"/>
  </office:meta>
</office:document-meta>
</file>